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erafik" svg:font-family="Terafik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152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fill-color="#ccff99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erafik" fo:font-size="12pt" style:font-size-asian="12pt" style:font-size-complex="12pt"/>
    </style:style>
    <style:style style:name="P3" style:family="paragraph">
      <style:paragraph-properties fo:text-align="center"/>
      <style:text-properties style:font-name="Terafik" fo:font-size="14pt" style:font-size-asian="14pt" style:font-size-complex="14pt"/>
    </style:style>
    <style:style style:name="P4" style:family="paragraph">
      <style:paragraph-properties fo:text-align="center"/>
      <style:text-properties style:font-name="Terafik"/>
    </style:style>
    <style:style style:name="T1" style:family="text">
      <style:text-properties style:font-name="Terafik" fo:font-size="12pt" style:font-size-asian="12pt" style:font-size-complex="12pt"/>
    </style:style>
    <style:style style:name="T2" style:family="text">
      <style:text-properties style:font-name="Terafik" fo:font-size="14pt" style:font-size-asian="14pt" style:font-size-complex="14pt"/>
    </style:style>
    <style:style style:name="T3" style:family="text">
      <style:text-properties style:font-name="Terafi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.334cm" svg:height="0.762cm" svg:x="14.843cm" svg:y="2.905cm">
          <text:p text:style-name="P1"><text:span text:style-name="T1">Public Domain with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591cm" svg:height="1.145cm" svg:x="7.855cm" svg:y="7.338cm">
          <text:p text:style-name="P1"><text:span text:style-name="T1">Non-copyleft (Permissiv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4.256cm" svg:height="0.937cm" svg:x="13.108cm" svg:y="11.148cm">
          <text:p text:style-name="P1"><text:span text:style-name="T2">Weak Copy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4.147cm" svg:height="0.936cm" svg:x="13.109cm" svg:y="13.101cm">
          <text:p text:style-name="P1"><text:span text:style-name="T2">Strong Copy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5.421cm" svg:height="0.962cm" svg:x="2.183cm" svg:y="1.654cm">
          <draw:text-box>
            <text:p>License Category</text:p>
          </draw:text-box>
        </draw:frame>
        <draw:custom-shape draw:style-name="gr1" draw:text-style-name="P4" xml:id="id2" draw:id="id2" draw:layer="layout" svg:width="3.054cm" svg:height="0.965cm" svg:x="3.491cm" svg:y="10.496cm">
          <text:p text:style-name="P1"><text:span text:style-name="T3">F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5.565cm" svg:height="0.965cm" svg:x="3.491cm" svg:y="16.592cm">
          <text:p text:style-name="P1"><text:span text:style-name="T2">Non-Free (Proprita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3.45cm" svg:height="0.936cm" svg:x="7.964cm" svg:y="12.08cm">
          <text:p text:style-name="P1"><text:span text:style-name="T2">Copy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0.546cm" svg:height="0.52cm" svg:x="1.635cm" svg:y="12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181cm" svg:y1="12.904cm" svg:x2="3.491cm" svg:y2="10.978cm" draw:start-shape="id1" draw:start-glue-point="10" draw:end-shape="id2" draw:end-glue-point="3" svg:d="m2181 12904c984 0 329-1926 1310-1926" svg:viewBox="0 0 1311 1927">
          <text:p/>
        </draw:connector>
        <draw:connector draw:style-name="gr4" draw:text-style-name="P1" draw:layer="layout" draw:type="curve" svg:x1="2.181cm" svg:y1="12.904cm" svg:x2="3.491cm" svg:y2="17.074cm" draw:start-shape="id1" draw:start-glue-point="10" draw:end-shape="id3" svg:d="m2181 12904c982 0 328 4170 1310 4170" svg:viewBox="0 0 1311 4171">
          <text:p/>
        </draw:connector>
        <draw:connector draw:style-name="gr4" draw:text-style-name="P1" draw:layer="layout" draw:type="curve" svg:x1="6.545cm" svg:y1="10.978cm" svg:x2="7.855cm" svg:y2="7.91cm" draw:start-shape="id2" draw:start-glue-point="1" draw:end-shape="id4" draw:end-glue-point="3" svg:d="m6545 10978c982 0 328-3068 1310-3068" svg:viewBox="0 0 1311 3069">
          <text:p/>
        </draw:connector>
        <draw:connector draw:style-name="gr4" draw:text-style-name="P1" draw:layer="layout" draw:type="curve" svg:x1="6.545cm" svg:y1="10.978cm" svg:x2="7.964cm" svg:y2="12.548cm" draw:start-shape="id2" draw:start-glue-point="1" draw:end-shape="id5" draw:end-glue-point="3" svg:d="m6545 10978c1065 0 356 1570 1419 1570" svg:viewBox="0 0 1420 1571">
          <text:p/>
        </draw:connector>
        <draw:connector draw:style-name="gr4" draw:text-style-name="P1" draw:layer="layout" draw:type="curve" svg:x1="11.414cm" svg:y1="12.548cm" svg:x2="13.108cm" svg:y2="11.616cm" draw:start-shape="id5" draw:end-shape="id6" draw:end-glue-point="3" svg:d="m11414 12548c1272 0 425-932 1694-932" svg:viewBox="0 0 1695 933">
          <text:p/>
        </draw:connector>
        <draw:connector draw:style-name="gr4" draw:text-style-name="P1" draw:layer="layout" draw:type="curve" svg:x1="11.414cm" svg:y1="12.548cm" svg:x2="13.109cm" svg:y2="13.569cm" draw:start-shape="id5" draw:start-glue-point="1" draw:end-shape="id7" svg:d="m11414 12548c1272 0 425 1021 1695 1021" svg:viewBox="0 0 1696 1022">
          <text:p/>
        </draw:connector>
        <draw:connector draw:style-name="gr5" draw:text-style-name="P1" draw:layer="layout" draw:type="curve" svg:x1="13.446cm" svg:y1="7.91cm" svg:x2="14.843cm" svg:y2="3.286cm" draw:start-shape="id4" draw:start-glue-point="1" draw:end-shape="id8" draw:end-glue-point="3" svg:d="m13446 7910c1048 0 350-4624 1397-4624" svg:viewBox="0 0 1398 4625">
          <text:p/>
        </draw:connector>
        <draw:custom-shape draw:style-name="gr6" draw:text-style-name="P2" xml:id="id13" draw:id="id13" draw:layer="layout" svg:width="1.637cm" svg:height="0.47cm" svg:x="11.287cm" svg:y="9.38cm">
          <text:p text:style-name="P1"><text:span text:style-name="T1">z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1.637cm" svg:height="0.576cm" svg:x="13.206cm" svg:y="8.504cm">
          <text:p text:style-name="P1"><text:span text:style-name="T1">Exp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9" draw:id="id9" draw:layer="layout" svg:width="2.548cm" svg:height="0.64cm" svg:x="14.962cm" svg:y="5.953cm">
          <text:p text:style-name="P1"><text:span text:style-name="T1">Modified B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1.636cm" svg:height="0.556cm" svg:x="15.097cm" svg:y="5.064cm">
          <text:p text:style-name="P1"><text:span text:style-name="T1">X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397cm" svg:height="0.47cm" svg:x="13.7cm" svg:y="9.128cm">
          <text:p text:style-name="P1"><text:span text:style-name="T1">I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446cm" svg:y1="7.91cm" svg:x2="14.962cm" svg:y2="6.273cm" draw:start-shape="id4" draw:end-shape="id9" draw:end-glue-point="3" svg:d="m13446 7910c1137 0 379-1637 1516-1637" svg:viewBox="0 0 1517 1638">
          <text:p/>
        </draw:connector>
        <draw:connector draw:style-name="gr5" draw:text-style-name="P1" draw:layer="layout" draw:type="curve" svg:x1="13.446cm" svg:y1="7.91cm" svg:x2="15.097cm" svg:y2="5.342cm" draw:start-shape="id4" draw:end-shape="id10" draw:end-glue-point="3" svg:d="m13446 7910c1239 0 414-2568 1651-2568" svg:viewBox="0 0 1652 2569">
          <text:p/>
        </draw:connector>
        <draw:connector draw:style-name="gr5" draw:text-style-name="P1" draw:layer="layout" draw:type="curve" svg:x1="10.65cm" svg:y1="8.483cm" svg:x2="13.206cm" svg:y2="8.792cm" draw:start-shape="id4" draw:start-glue-point="2" draw:end-shape="id11" draw:end-glue-point="3" svg:d="m10650 8483c0 206 852 309 2556 309" svg:viewBox="0 0 2557 310">
          <text:p/>
        </draw:connector>
        <draw:connector draw:style-name="gr5" draw:text-style-name="P1" draw:layer="layout" draw:type="curve" svg:x1="10.65cm" svg:y1="8.483cm" svg:x2="13.7cm" svg:y2="9.363cm" draw:start-shape="id4" draw:start-glue-point="2" draw:end-shape="id12" draw:end-glue-point="3" svg:d="m10650 8483c0 587 1016 880 3050 880" svg:viewBox="0 0 3051 881">
          <text:p/>
        </draw:connector>
        <draw:connector draw:style-name="gr5" draw:text-style-name="P1" draw:layer="layout" draw:type="curve" svg:x1="10.65cm" svg:y1="8.483cm" svg:x2="11.287cm" svg:y2="9.615cm" draw:start-shape="id4" draw:end-shape="id13" draw:end-glue-point="3" svg:d="m10650 8483c0 755 212 1132 637 1132" svg:viewBox="0 0 638 1133">
          <text:p/>
        </draw:connector>
        <draw:custom-shape draw:style-name="gr7" draw:text-style-name="P2" xml:id="id14" draw:id="id14" draw:layer="layout" svg:width="1.905cm" svg:height="0.714cm" svg:x="14.843cm" svg:y="7.731cm">
          <text:p text:style-name="P1"><text:span text:style-name="T1">XFree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446cm" svg:y1="7.91cm" svg:x2="14.843cm" svg:y2="8.088cm" draw:start-shape="id4" draw:start-glue-point="1" draw:end-shape="id14" svg:d="m13446 7910c1047 0 349 178 1397 178" svg:viewBox="0 0 1398 179">
          <text:p/>
        </draw:connector>
        <draw:custom-shape draw:style-name="gr6" draw:text-style-name="P2" xml:id="id15" draw:id="id15" draw:layer="layout" svg:width="1.637cm" svg:height="0.587cm" svg:x="14.97cm" svg:y="6.969cm">
          <text:p text:style-name="P1"><text:span text:style-name="T1">Ap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446cm" svg:y1="7.91cm" svg:x2="14.97cm" svg:y2="7.262cm" draw:start-shape="id4" draw:start-glue-point="1" draw:end-shape="id15" draw:end-glue-point="3" svg:d="m13446 7910c1143 0 381-648 1524-648" svg:viewBox="0 0 1525 649">
          <text:p/>
        </draw:connector>
        <draw:custom-shape draw:style-name="gr7" draw:text-style-name="P2" xml:id="id19" draw:id="id19" draw:layer="layout" svg:width="1.992cm" svg:height="0.508cm" svg:x="19.709cm" svg:y="10.546cm">
          <text:p text:style-name="P1"><text:span text:style-name="T1">LGPLv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8" draw:id="id18" draw:layer="layout" svg:width="1.992cm" svg:height="0.508cm" svg:x="19.709cm" svg:y="11.346cm">
          <text:p text:style-name="P1"><text:span text:style-name="T1">LGPL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6" draw:id="id16" draw:layer="layout" svg:width="1.992cm" svg:height="0.508cm" svg:x="19.709cm" svg:y="14.346cm">
          <text:p text:style-name="P1"><text:span text:style-name="T1">GPL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7" draw:id="id17" draw:layer="layout" svg:width="1.992cm" svg:height="0.508cm" svg:x="19.709cm" svg:y="13.346cm">
          <text:p text:style-name="P1"><text:span text:style-name="T1">GPL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7.256cm" svg:y1="13.569cm" svg:x2="19.709cm" svg:y2="14.6cm" draw:start-shape="id7" draw:end-shape="id16" svg:d="m17256 13569c1840 0 614 1031 2453 1031" svg:viewBox="0 0 2454 1032">
          <text:p/>
        </draw:connector>
        <draw:connector draw:style-name="gr4" draw:text-style-name="P1" draw:layer="layout" draw:type="curve" svg:x1="17.256cm" svg:y1="13.569cm" svg:x2="19.709cm" svg:y2="13.6cm" draw:start-shape="id7" draw:end-shape="id17" svg:d="m17256 13569c1840 0 614 31 2453 31" svg:viewBox="0 0 2454 32">
          <text:p/>
        </draw:connector>
        <draw:connector draw:style-name="gr4" draw:text-style-name="P1" draw:layer="layout" draw:type="curve" svg:x1="17.364cm" svg:y1="11.616cm" svg:x2="19.709cm" svg:y2="11.6cm" draw:start-shape="id6" draw:start-glue-point="1" draw:end-shape="id18" draw:end-glue-point="3" svg:d="m17364 11616c1759 0 587-16 2345-16" svg:viewBox="0 0 2346 17">
          <text:p/>
        </draw:connector>
        <draw:connector draw:style-name="gr4" draw:text-style-name="P1" draw:layer="layout" draw:type="curve" svg:x1="17.364cm" svg:y1="11.616cm" svg:x2="19.709cm" svg:y2="10.8cm" draw:start-shape="id6" draw:start-glue-point="1" draw:end-shape="id19" svg:d="m17364 11616c1759 0 587-816 2345-816" svg:viewBox="0 0 2346 817">
          <text:p/>
        </draw:connector>
        <draw:custom-shape draw:style-name="gr6" draw:text-style-name="P2" xml:id="id20" draw:id="id20" draw:layer="layout" svg:width="1.636cm" svg:height="0.556cm" svg:x="15.097cm" svg:y="4.254cm">
          <text:p text:style-name="P1"><text:span text:style-name="T1">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446cm" svg:y1="7.91cm" svg:x2="15.097cm" svg:y2="4.532cm" draw:start-shape="id4" draw:start-glue-point="1" draw:end-shape="id20" svg:d="m13446 7910c1239 0 414-3378 1651-3378" svg:viewBox="0 0 1652 3379">
          <text:p/>
        </draw:connector>
        <draw:custom-shape draw:style-name="gr7" draw:text-style-name="P2" xml:id="id21" draw:id="id21" draw:layer="layout" svg:width="2.627cm" svg:height="0.508cm" svg:x="19.709cm" svg:y="15.346cm">
          <text:p text:style-name="P1"><text:span text:style-name="T1">Affero GPL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7.256cm" svg:y1="13.569cm" svg:x2="19.709cm" svg:y2="15.6cm" draw:start-shape="id7" draw:start-glue-point="1" draw:end-shape="id21" draw:end-glue-point="3" svg:d="m17256 13569c1839 0 613 2031 2453 2031" svg:viewBox="0 0 2454 2032">
          <text:p/>
        </draw:connector>
        <draw:custom-shape draw:style-name="gr6" draw:text-style-name="P2" xml:id="id22" draw:id="id22" draw:layer="layout" svg:width="1.992cm" svg:height="0.508cm" svg:x="19.709cm" svg:y="12.246cm">
          <text:p text:style-name="P1"><text:span text:style-name="T1">MP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7.364cm" svg:y1="11.616cm" svg:x2="19.709cm" svg:y2="12.5cm" draw:start-shape="id6" draw:start-glue-point="1" draw:end-shape="id22" draw:end-glue-point="3" svg:d="m17364 11616c1759 0 587 884 2345 884" svg:viewBox="0 0 2346 885">
          <text:p/>
        </draw:connector>
        <draw:custom-shape draw:style-name="gr7" draw:text-style-name="P2" xml:id="id23" draw:id="id23" draw:layer="layout" svg:width="3.825cm" svg:height="0.714cm" svg:x="15.844cm" svg:y="8.731cm">
          <text:p text:style-name="P1"><text:span text:style-name="T1">GNU All-Permiss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446cm" svg:y1="7.91cm" svg:x2="15.844cm" svg:y2="9.088cm" draw:start-shape="id4" draw:start-glue-point="1" draw:end-shape="id23" svg:d="m13446 7910c1798 0 600 1178 2398 1178" svg:viewBox="0 0 2399 11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erafik" svg:font-family="Terafik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07:37:21.081752380</meta:creation-date>
    <dc:date>2015-03-08T05:15:35.552174772</dc:date>
    <meta:editing-duration>PT29M33S</meta:editing-duration>
    <meta:editing-cycles>7</meta:editing-cycles>
    <meta:generator>LibreOffice/4.1.5.3$Linux_X86_64 LibreOffice_project/410m0$Build-3</meta:generator>
    <meta:document-statistic meta:object-count="46"/>
  </office:meta>
</office:document-meta>
</file>